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a9fae" officeooo:paragraph-rsid="001a9fae"/>
    </style:style>
    <style:style style:name="P2" style:family="paragraph" style:parent-style-name="Standard">
      <style:text-properties style:font-name="Courier" officeooo:rsid="001b65d0" officeooo:paragraph-rsid="001af214"/>
    </style:style>
    <style:style style:name="P3" style:family="paragraph" style:parent-style-name="Standard">
      <style:text-properties style:font-name="Courier" officeooo:rsid="001be5ef" officeooo:paragraph-rsid="001be5ef"/>
    </style:style>
    <style:style style:name="P4" style:family="paragraph" style:parent-style-name="Standard">
      <style:text-properties style:font-name="Courier" officeooo:rsid="001be5ef" officeooo:paragraph-rsid="0025faff"/>
    </style:style>
    <style:style style:name="P5" style:family="paragraph" style:parent-style-name="Standard">
      <style:text-properties style:font-name="Courier" officeooo:rsid="00212177" officeooo:paragraph-rsid="001af214"/>
    </style:style>
    <style:style style:name="P6" style:family="paragraph" style:parent-style-name="Standard">
      <style:text-properties style:font-name="Courier" officeooo:rsid="0023362a" officeooo:paragraph-rsid="0023362a"/>
    </style:style>
    <style:style style:name="P7" style:family="paragraph" style:parent-style-name="Standard">
      <style:text-properties style:font-name="Courier" fo:font-style="italic" officeooo:rsid="0023362a" officeooo:paragraph-rsid="002d37a0" style:font-style-asian="italic" style:font-style-complex="italic"/>
    </style:style>
    <style:style style:name="P8" style:family="paragraph" style:parent-style-name="Standard">
      <style:text-properties style:font-name="Courier" fo:font-style="italic" officeooo:rsid="001be5ef" officeooo:paragraph-rsid="001be5ef" style:font-style-asian="italic" style:font-style-complex="italic"/>
    </style:style>
    <style:style style:name="P9" style:family="paragraph" style:parent-style-name="Heading_20_1">
      <style:text-properties style:font-name="Courier"/>
    </style:style>
    <style:style style:name="T1" style:family="text">
      <style:text-properties officeooo:rsid="001be5ef"/>
    </style:style>
    <style:style style:name="T2" style:family="text">
      <style:text-properties officeooo:rsid="001d3dc5"/>
    </style:style>
    <style:style style:name="T3" style:family="text">
      <style:text-properties officeooo:rsid="001f2109"/>
    </style:style>
    <style:style style:name="T4" style:family="text">
      <style:text-properties officeooo:rsid="002025e9"/>
    </style:style>
    <style:style style:name="T5" style:family="text">
      <style:text-properties officeooo:rsid="00206656"/>
    </style:style>
    <style:style style:name="T6" style:family="text">
      <style:text-properties officeooo:rsid="002127f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936b"/>
    </style:style>
    <style:style style:name="T9" style:family="text">
      <style:text-properties officeooo:rsid="00257888"/>
    </style:style>
    <style:style style:name="T10" style:family="text">
      <style:text-properties officeooo:rsid="0025faff"/>
    </style:style>
    <style:style style:name="T11" style:family="text">
      <style:text-properties officeooo:rsid="0026c667"/>
    </style:style>
    <style:style style:name="T12" style:family="text">
      <style:text-properties officeooo:rsid="002a1292"/>
    </style:style>
    <style:style style:name="T13" style:family="text">
      <style:text-properties officeooo:rsid="002a841b"/>
    </style:style>
    <style:style style:name="T14" style:family="text">
      <style:text-properties officeooo:rsid="002bbe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Metafora: Hra</text:h>
      <text:p text:style-name="P1"/>
      <text:p text:style-name="P1">Stor<text:span text:style-name="T2">ies</text:span>: </text:p>
      <text:p text:style-name="P5"/>
      <text:p text:style-name="P3">- vygenerovat miestnosti (<text:span text:style-name="T7">kde som</text:span>) <text:span text:style-name="T10">4-chod </text:span></text:p>
      <text:p text:style-name="P3"><text:tab/><text:span text:style-name="T3">vrcholy</text:span></text:p>
      <text:p text:style-name="P8"><text:tab/><text:span text:style-name="T13">Bohumel Martin, Kellner Martin</text:span></text:p>
      <text:p text:style-name="P4">- vygenerovat predmety v miestnostiach (<text:span text:style-name="T7">co tu je</text:span>) <text:span text:style-name="T9">2-chod</text:span></text:p>
      <text:p text:style-name="P3"><text:tab/><text:span text:style-name="T4">objekty vrcholu</text:span></text:p>
      <text:p text:style-name="P8"><text:tab/><text:span text:style-name="T13">Heinz Martin, Puškel Michal</text:span></text:p>
      <text:p text:style-name="P4">- vygenerovat chodbicky hrany (<text:span text:style-name="T7">kam mozem ist</text:span>) <text:span text:style-name="T10">4-chod</text:span></text:p>
      <text:p text:style-name="P3"><text:span text:style-name="T11"><text:tab/>ohodnetene hrany</text:span></text:p>
      <text:p text:style-name="P3"><text:tab/><text:span text:style-name="T5">budu sa moct menit ak sa hrac otoci tak aby sa mapa stale dala <text:s text:c="2"/><text:tab/>prejst</text:span></text:p>
      <text:p text:style-name="P8"><text:tab/><text:span text:style-name="T14">Latták Ivan, Lipovský Mário</text:span></text:p>
      <text:p text:style-name="P3"/>
      <text:p text:style-name="P6">Mapa reprezentovana ako graf <text:span text:style-name="T12">2-chod</text:span></text:p>
      <text:p text:style-name="P6">v 1 faze spravime vnutornu ASCII repre</text:p>
      <text:p text:style-name="P7"><text:span text:style-name="T1">Heinz Martin, Puškel Michal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ko </meta:initial-creator>
    <meta:creation-date>2016-03-09T16:52:58.282574698</meta:creation-date>
    <dc:date>2016-03-09T17:34:00.588395329</dc:date>
    <dc:creator>Misko </dc:creator>
    <meta:editing-duration>PT40M51S</meta:editing-duration>
    <meta:editing-cycles>26</meta:editing-cycles>
    <meta:generator>LibreOffice/4.4.3.2$Linux_X86_64 LibreOffice_project/40m0$Build-2</meta:generator>
    <meta:document-statistic meta:table-count="0" meta:image-count="0" meta:object-count="0" meta:page-count="1" meta:paragraph-count="15" meta:word-count="74" meta:character-count="473" meta:non-whitespace-character-count="402"/>
  </office:meta>
</office:document-meta>
</file>